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Open Baskerville 0.0.75" svg:font-family="'Open Baskerville 0.0.75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Open Baskerville 0.0.75" fo:font-size="12pt" fo:language="pt" fo:country="BR" fo:font-weight="normal" officeooo:paragraph-rsid="000d2ae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Open Baskerville 0.0.75" fo:font-size="12pt" fo:language="pt" fo:country="BR" fo:font-weight="normal" officeooo:paragraph-rsid="0012aeec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Open Baskerville 0.0.75" fo:font-size="12pt" fo:language="pt" fo:country="BR" fo:font-weight="bold" officeooo:rsid="000b5926" officeooo:paragraph-rsid="000b5926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Open Baskerville 0.0.75" fo:font-size="12pt" fo:language="pt" fo:country="BR" fo:font-weight="normal" officeooo:rsid="0010b6da" officeooo:paragraph-rsid="000d2ae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Open Baskerville 0.0.75" fo:font-size="12pt" fo:language="pt" fo:country="BR" fo:font-weight="normal" officeooo:rsid="0010b6da" officeooo:paragraph-rsid="0010b6d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Open Baskerville 0.0.75" fo:font-size="12pt" fo:language="pt" fo:country="BR" fo:font-weight="normal" officeooo:rsid="0011ee93" officeooo:paragraph-rsid="0011ee9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Open Baskerville 0.0.75" fo:font-size="12pt" fo:language="pt" fo:country="BR" fo:font-weight="normal" officeooo:rsid="0011ee93" officeooo:paragraph-rsid="0011ee9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Open Baskerville 0.0.75" fo:font-size="12pt" fo:language="pt" fo:country="BR" fo:font-weight="normal" officeooo:rsid="0013805e" officeooo:paragraph-rsid="0012aee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Open Baskerville 0.0.75" fo:font-size="12pt" fo:language="pt" fo:country="BR" fo:font-weight="normal" officeooo:rsid="0013805e" officeooo:paragraph-rsid="0013805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Open Baskerville 0.0.75" fo:font-size="12pt" fo:language="pt" fo:country="BR" fo:font-weight="normal" officeooo:rsid="0013805e" officeooo:paragraph-rsid="0012aee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Open Baskerville 0.0.75" fo:font-size="12pt" fo:language="pt" fo:country="BR" fo:font-weight="normal" officeooo:rsid="00152018" officeooo:paragraph-rsid="0015201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Open Baskerville 0.0.75" fo:font-size="12pt" fo:language="pt" fo:country="BR" fo:font-weight="normal" officeooo:rsid="0015ccbc" officeooo:paragraph-rsid="0015ccb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Open Baskerville 0.0.75" fo:font-size="12pt" fo:language="pt" fo:country="BR" fo:font-weight="normal" officeooo:rsid="00169276" officeooo:paragraph-rsid="00169276" style:font-size-asian="12pt" style:font-weight-asian="normal" style:font-size-complex="12pt" style:font-weight-complex="normal"/>
    </style:style>
    <style:style style:name="T1" style:family="text">
      <style:text-properties officeooo:rsid="000d2aef"/>
    </style:style>
    <style:style style:name="T2" style:family="text">
      <style:text-properties officeooo:rsid="000efcca"/>
    </style:style>
    <style:style style:name="T3" style:family="text">
      <style:text-properties officeooo:rsid="0010b6da"/>
    </style:style>
    <style:style style:name="T4" style:family="text">
      <style:text-properties officeooo:rsid="0012aeec"/>
    </style:style>
    <style:style style:name="T5" style:family="text">
      <style:text-properties officeooo:rsid="0013805e"/>
    </style:style>
    <style:style style:name="T6" style:family="text">
      <style:text-properties officeooo:rsid="00175a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oria dos fasores usando a HP50g</text:p>
      <text:p text:style-name="P3">Felipe Bandeira, 25/01/2013. Fortaleza-CE</text:p>
      <text:p text:style-name="P3"/>
      <text:p text:style-name="P12">ZL, impedância do indutor, entrada:</text:p>
      <text:p text:style-name="P12">2: 'valor do indutor'</text:p>
      <text:p text:style-name="P12">1: 'frequência'</text:p>
      <text:p text:style-name="P12"/>
      <text:p text:style-name="P12">ZC, impedância do capacitor, entrada:</text:p>
      <text:p text:style-name="P12">2: 'valor do capacitor'</text:p>
      <text:p text:style-name="P12">1: 'frequência'</text:p>
      <text:p text:style-name="P12"/>
      <text:p text:style-name="P12">YL, admitância do indutor, entrada:</text:p>
      <text:p text:style-name="P12">2: 'valor do indutor'</text:p>
      <text:p text:style-name="P12">1: 'frequência'</text:p>
      <text:p text:style-name="P12"/>
      <text:p text:style-name="P12">YC, admitância do capacitor, entrada:</text:p>
      <text:p text:style-name="P12">2: 'valor do capacitor'</text:p>
      <text:p text:style-name="P12">1: 'frequência'</text:p>
      <text:p text:style-name="P12"/>
      <text:p text:style-name="P12">SUPER, cria uma sequência de números para a analise da superposição, os índices seguem as frequência de entrada.</text:p>
      <text:p text:style-name="P12"/>
      <text:p text:style-name="P12">SIS2, resolve um sistema linear com as funções na pilha(toda a pilha).</text:p>
      <text:p text:style-name="P12"/>
      <text:p text:style-name="P12">RMS, valor rms de uma função(não é obrigatoriamente senoidal), entrada:</text:p>
      <text:p text:style-name="P12">2: 'função'</text:p>
      <text:p text:style-name="P12">1: 'período'</text:p>
      <text:p text:style-name="P12"/>
      <text:p text:style-name="P12">REPETE, repete o conteúdo da pilha coloca em uma lista.</text:p>
      <text:p text:style-name="P12"/>
      <text:p text:style-name="P12">RD, converte radianos para graus.</text:p>
      <text:p text:style-name="P12"/>
      <text:p text:style-name="P12">DR, converte graus para radianos.</text:p>
      <text:p text:style-name="P12"/>
      <text:p text:style-name="P12">RARET, passa o CAS da calculadora para RADIANOS e RETANGULAR.</text:p>
      <text:p text:style-name="P12"/>
      <text:p text:style-name="P12">PUSHS, coloca o conteúdo atual da pilha em outra pilha, variável STACK, <text:s/>contador PC.</text:p>
      <text:p text:style-name="P12"/>
      <text:p text:style-name="P12">POPS, retira o conteúdo superior do stack secundário.</text:p>
      <text:p text:style-name="P12"/>
      <text:p text:style-name="P12">POTMZ, potência média, entrada:</text:p>
      <text:p text:style-name="P12">2: 'corrente sobre a impedância'</text:p>
      <text:p text:style-name="P12">1: 'impedância'</text:p>
      <text:p text:style-name="P12"/>
      <text:p text:style-name="P13">POTM, potência média de duas senoide, entrada:</text:p>
      <text:p text:style-name="P13">2: 'tensão complexa'</text:p>
      <text:p text:style-name="P13">1: 'corrente complexa'</text:p>
      <text:p text:style-name="P13"/>
      <text:p text:style-name="P13">DEFA, defasagem entre duas ondas senoidais, entrada:</text:p>
      <text:p text:style-name="P13">2: 'função 1'</text:p>
      <text:p text:style-name="P13">1: 'função 2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Open Baskerville 0.0.75" svg:font-family="'Open Baskerville 0.0.75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57S</meta:editing-duration>
    <meta:editing-cycles>15</meta:editing-cycles>
    <meta:generator>LibreOffice/3.6$Windows_x86 LibreOffice_project/2ef5aff-a6fb0ff-166bdff-cf087ad-0f1389</meta:generator>
    <dc:date>2013-01-27T13:56:25.34</dc:date>
    <meta:document-statistic meta:table-count="0" meta:image-count="0" meta:object-count="0" meta:page-count="1" meta:paragraph-count="34" meta:word-count="187" meta:character-count="1206" meta:non-whitespace-character-count="1052"/>
    <meta:user-defined meta:name="Info 1"/>
    <meta:user-defined meta:name="Info 2"/>
    <meta:user-defined meta:name="Info 3"/>
    <meta:user-defined meta:name="Info 4"/>
  </office:meta>
</office:document-meta>
</file>